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Relation">
      <style:graphic-properties svg:stroke-width="0cm" svg:stroke-color="#808080" draw:marker-start-width="0.2cm" draw:marker-end-width="0.2cm" draw:textarea-vertical-align="middle" draw:auto-grow-height="false" fo:padding-top="0cm" fo:padding-bottom="0cm" fo:padding-left="0cm" fo:padding-right="0cm"/>
    </style:style>
    <style:style style:name="gr21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5" svg:x="-1.836cm" svg:y="5.001cm"/>
          <draw:glue-point draw:id="7" svg:x="5cm" svg:y="5.006cm"/>
          <draw:glue-point draw:id="8" svg:x="-3.446cm" svg:y="-4.998cm"/>
          <draw:glue-point draw:id="9" svg:x="3.388cm" svg:y="-4.998cm"/>
          <text:p text:style-name="P2"><text:span text:style-name="T4">Games</text:span></text:p>
          <text:p text:style-name="P2"><text:span text:style-name="T2">gameID</text:span></text:p>
          <text:p text:style-name="P2"><text:span text:style-name="T1">Year</text:span></text:p>
        </draw:rect>
        <draw:custom-shape draw:style-name="gr2" draw:text-style-name="P4" xml:id="id43" draw:id="id43" draw:layer="layout" svg:width="2.87cm" svg:height="1.304cm" svg:x="2.83cm" svg:y="4.7cm">
          <text:p text:style-name="P4"><text:span text:style-name="T8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7" svg:x="5cm" svg:y="5.006cm"/>
          <text:p text:style-name="P2"><text:span text:style-name="T6">Season</text:span></text:p>
          <text:p text:style-name="P2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8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5" draw:id="id55" draw:layer="layout" svg:width="3.13cm" svg:height="2cm" svg:x="17.7cm" svg:y="1.698cm">
          <draw:glue-point draw:id="7" svg:x="5cm" svg:y="5.006cm"/>
          <text:p text:style-name="P2"><text:span text:style-name="T7">Countries</text:span></text:p>
          <text:p text:style-name="P2"><text:span text:style-name="T2">countryID</text:span></text:p>
          <text:p text:style-name="P2"><text:span text:style-name="T3">name</text:span></text:p>
          <text:p text:style-name="P2"><text:span text:style-name="T3">ioc_code</text:span></text:p>
        </draw:rect>
        <draw:rect draw:style-name="gr19" draw:text-style-name="P2" xml:id="id49" draw:id="id49" draw:layer="layout" svg:width="3.13cm" svg:height="2cm" svg:x="14.503cm" svg:y="16.855cm">
          <draw:glue-point draw:id="7" svg:x="5cm" svg:y="5.006cm"/>
          <text:p text:style-name="P2"><text:span text:style-name="T6">Disciplines</text:span></text:p>
          <text:p text:style-name="P2"><text:span text:style-name="T2">discipID</text:span></text:p>
          <text:p text:style-name="P2"><text:span text:style-name="T1">name</text:span></text:p>
          <text:p text:style-name="P2"><text:span text:style-name="T1"/></text:p>
        </draw:rect>
        <draw:rect draw:style-name="gr19" draw:text-style-name="P2" xml:id="id52" draw:id="id52" draw:layer="layout" svg:width="3.13cm" svg:height="1.869cm" svg:x="24.003cm" svg:y="16.921cm">
          <draw:glue-point draw:id="7" svg:x="5cm" svg:y="5.006cm"/>
          <text:p text:style-name="P2"><text:span text:style-name="T6">Sports</text:span></text:p>
          <text:p text:style-name="P2"><text:span text:style-name="T2">sportID</text:span></text:p>
          <text:p text:style-name="P2"><text:span text:style-name="T1">name</text:span></text:p>
          <text:p text:style-name="P2"><text:span text:style-name="T1"/></text:p>
        </draw:rect>
        <draw:rect draw:style-name="gr19" draw:text-style-name="P2" xml:id="id46" draw:id="id46" draw:layer="layout" svg:width="3.13cm" svg:height="3.021cm" svg:x="4.666cm" svg:y="16.345cm">
          <draw:glue-point draw:id="7" svg:x="5cm" svg:y="5.006cm"/>
          <draw:glue-point draw:id="8" svg:x="-3.194cm" svg:y="-4.991cm"/>
          <draw:glue-point draw:id="10" svg:x="3.335cm" svg:y="-4.993cm"/>
          <text:p text:style-name="P2"><text:span text:style-name="T6">Events</text:span></text:p>
          <text:p text:style-name="P2"><text:span text:style-name="T2">eventID</text:span></text:p>
          <text:p text:style-name="P2"><text:span text:style-name="T1">Name</text:span></text:p>
        </draw:rect>
        <draw:custom-shape draw:style-name="gr2" draw:text-style-name="P4" xml:id="id45" draw:id="id45" draw:layer="layout" svg:width="2.87cm" svg:height="1.304cm" svg:x="6.931cm" svg:y="4.696cm">
          <text:p text:style-name="P4"><text:span text:style-name="T8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9" svg:d="m8366 6000v970h-1v969">
          <text:p/>
        </draw:connector>
        <draw:custom-shape draw:style-name="gr20" draw:text-style-name="P3" xml:id="id47" draw:id="id47" draw:layer="layout" svg:width="4.673cm" svg:height="3.334cm" svg:x="8cm" svg:y="12.732cm">
          <text:p text:style-name="P3"><text:span text:style-name="T8">Participates</text:span></text:p>
          <text:p text:style-name="P3"><text:span text:style-name="T9">Rank</text:span></text:p>
          <text:p text:style-name="P3"><text:span text:style-name="T9">Ex-aequo</text:span></text:p>
          <text:p text:style-name="P3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0" draw:id="id50" draw:layer="layout" svg:width="2.87cm" svg:height="1.971cm" svg:x="3.796cm" svg:y="12.962cm">
          <text:p text:style-name="P3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7.274cm" svg:y1="16.347cm" svg:x2="8cm" svg:y2="14.399cm" draw:start-shape="id46" draw:start-glue-point="10" draw:end-shape="id47" draw:end-glue-point="5" svg:d="m7274 16347v-1948h726">
          <text:p/>
        </draw:connector>
        <draw:custom-shape draw:style-name="gr2" draw:text-style-name="P3" xml:id="id48" draw:id="id48" draw:layer="layout" svg:width="2.87cm" svg:height="1.971cm" svg:x="10cm" svg:y="16.87cm">
          <text:p text:style-name="P3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6" draw:start-glue-point="1" draw:end-shape="id48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8" draw:start-glue-point="7" draw:end-shape="id49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5" draw:end-shape="id50" svg:d="m5232 11604v679h-1v679">
          <text:p/>
        </draw:connector>
        <draw:connector draw:style-name="gr10" draw:text-style-name="P1" draw:layer="layout" svg:x1="5.231cm" svg:y1="14.933cm" svg:x2="5.232cm" svg:y2="16.348cm" draw:start-shape="id50" draw:start-glue-point="6" draw:end-shape="id46" draw:end-glue-point="8" svg:d="m5231 14933v706h1v709">
          <text:p/>
        </draw:connector>
        <draw:custom-shape draw:style-name="gr2" draw:text-style-name="P4" xml:id="id56" draw:id="id56" draw:layer="layout" svg:width="2.87cm" svg:height="1.434cm" svg:x="17.83cm" svg:y="4.466cm">
          <text:p text:style-name="P4"><text:span text:style-name="T8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1" draw:id="id51" draw:layer="layout" svg:width="2.87cm" svg:height="1.971cm" svg:x="19.796cm" svg:y="16.87cm">
          <text:p text:style-name="P3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49" draw:start-glue-point="1" draw:end-shape="id51" svg:d="m17633 17855h2163">
          <text:p/>
        </draw:connector>
        <draw:connector draw:style-name="gr5" draw:text-style-name="P1" draw:layer="layout" svg:x1="22.666cm" svg:y1="17.856cm" svg:x2="24.003cm" svg:y2="17.855cm" draw:start-shape="id51" draw:start-glue-point="7" draw:end-shape="id52" draw:end-glue-point="3" svg:d="m22666 17856h669v-1h668">
          <text:p/>
        </draw:connector>
        <draw:rect draw:style-name="gr19" draw:text-style-name="P2" xml:id="id59" draw:id="id59" draw:layer="layout" svg:width="3.13cm" svg:height="3cm" svg:x="23.1cm" svg:y="9.132cm">
          <draw:glue-point draw:id="7" svg:x="5cm" svg:y="5.006cm"/>
          <draw:glue-point draw:id="11" svg:x="5.003cm" svg:y="4.997cm"/>
          <text:p text:style-name="P2"><text:span text:style-name="T6">Athletes</text:span></text:p>
          <text:p text:style-name="P2"><text:span text:style-name="T2">athleteID</text:span></text:p>
          <text:p text:style-name="P2"><text:span text:style-name="T1">name</text:span></text:p>
          <text:p text:style-name="P2"><text:span text:style-name="T1"/></text:p>
        </draw:rect>
        <draw:rect draw:style-name="gr18" draw:text-style-name="P2" xml:id="id53" draw:id="id53" draw:layer="layout" svg:width="3.13cm" svg:height="2cm" svg:x="6.801cm" svg:y="1.698cm">
          <draw:glue-point draw:id="6" svg:x="5cm" svg:y="0cm"/>
          <draw:glue-point draw:id="7" svg:x="5cm" svg:y="5.006cm"/>
          <text:p text:style-name="P2"><text:span text:style-name="T7">Cities</text:span></text:p>
          <text:p text:style-name="P2"><text:span text:style-name="T2">cityID</text:span></text:p>
          <text:p text:style-name="P2"><text:span text:style-name="T3">name</text:span></text:p>
        </draw:rect>
        <draw:connector draw:style-name="gr7" draw:text-style-name="P1" draw:layer="layout" svg:x1="9.931cm" svg:y1="2.698cm" svg:x2="12.7cm" svg:y2="2.699cm" draw:start-shape="id53" draw:start-glue-point="6" draw:end-shape="id54" draw:end-glue-point="5" svg:d="m9931 2698h1385v1h1384">
          <text:p/>
        </draw:connector>
        <draw:custom-shape draw:style-name="gr2" draw:text-style-name="P4" xml:id="id54" draw:id="id54" draw:layer="layout" svg:width="2.87cm" svg:height="1.971cm" svg:x="12.7cm" svg:y="1.713cm">
          <text:p text:style-name="P4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4" draw:start-glue-point="7" draw:end-shape="id55" draw:end-glue-point="3" svg:d="m15570 2699h1066v-1h1064">
          <text:p/>
        </draw:connector>
        <draw:connector draw:style-name="gr5" draw:text-style-name="P1" draw:layer="layout" svg:x1="8.366cm" svg:y1="3.698cm" svg:x2="8.366cm" svg:y2="4.696cm" draw:start-shape="id53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265cm" svg:y2="4.466cm" draw:start-shape="id55" draw:start-glue-point="2" draw:end-shape="id56" draw:end-glue-point="4" svg:d="m19265 3698v768">
          <text:p/>
        </draw:connector>
        <draw:rect draw:style-name="gr19" draw:text-style-name="P2" xml:id="id57" draw:id="id57" draw:layer="layout" svg:width="3.13cm" svg:height="2cm" svg:x="14.303cm" svg:y="9.632cm">
          <draw:glue-point draw:id="7" svg:x="5cm" svg:y="5.006cm"/>
          <text:p text:style-name="P2"><text:span text:style-name="T6">Teams</text:span></text:p>
          <text:p text:style-name="P2"><text:span text:style-name="T2">TeamID</text:span></text:p>
          <text:p text:style-name="P2"><text:span text:style-name="T3"/></text:p>
          <text:p text:style-name="P2"><text:span text:style-name="T1"/></text:p>
        </draw:rect>
        <draw:connector draw:style-name="gr21" draw:text-style-name="P1" draw:layer="layout" svg:x1="15.868cm" svg:y1="9.632cm" svg:x2="19.265cm" svg:y2="5.9cm" draw:start-shape="id57" draw:start-glue-point="0" draw:end-shape="id56" svg:d="m15868 9632v-1865h3397v-1867">
          <text:p/>
        </draw:connector>
        <draw:custom-shape draw:style-name="gr2" draw:text-style-name="P3" xml:id="id58" draw:id="id58" draw:layer="layout" svg:width="2.87cm" svg:height="1.971cm" svg:x="18.896cm" svg:y="9.647cm">
          <text:p text:style-name="P3"><text:span text:style-name="T8">Member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766cm" svg:y1="10.633cm" svg:x2="23.1cm" svg:y2="10.632cm" draw:start-shape="id58" draw:start-glue-point="7" draw:end-shape="id59" svg:d="m21766 10633h668v-1h666">
          <text:p/>
        </draw:connector>
        <draw:connector draw:style-name="gr5" draw:text-style-name="P1" draw:layer="layout" svg:x1="18.896cm" svg:y1="10.633cm" svg:x2="17.433cm" svg:y2="10.632cm" draw:start-shape="id58" draw:start-glue-point="5" draw:end-shape="id57" svg:d="m18896 10633h-731v-1h-732">
          <text:p/>
        </draw:connector>
        <draw:connector draw:style-name="gr21" draw:text-style-name="P1" draw:layer="layout" svg:x1="15.868cm" svg:y1="11.632cm" svg:x2="12.673cm" svg:y2="14.399cm" draw:start-shape="id57" draw:start-glue-point="2" draw:end-shape="id47" draw:end-glue-point="7" svg:d="m15868 11632v2767h-3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LibreOffice/3.6$Windows_x86 LibreOffice_project/da8c1e6-fd468f4-454e206-f42a4a9-143cfd</meta:generator>
    <dc:date>2013-03-22T22:36:37.93</dc:date>
    <meta:editing-duration>P2DT3H37M59S</meta:editing-duration>
    <meta:editing-cycles>105</meta:editing-cycles>
    <meta:document-statistic meta:object-count="126"/>
  </office:meta>
</office:document-meta>
</file>